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fo:language="pt" fo:country="BR" officeooo:rsid="0004c9b0" officeooo:paragraph-rsid="0004c9b0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language="pt" fo:country="BR" fo:font-weight="bold" officeooo:rsid="0006344d" officeooo:paragraph-rsid="0006344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language="pt" fo:country="BR" fo:font-weight="bold" officeooo:rsid="0006344d" officeooo:paragraph-rsid="0006344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language="pt" fo:country="BR" fo:font-weight="bold" officeooo:rsid="000a7be5" officeooo:paragraph-rsid="000a7be5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a7be5" officeooo:paragraph-rsid="000a7be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c6cc9" officeooo:paragraph-rsid="000c6cc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officeooo:rsid="001024e6" officeooo:paragraph-rsid="001024e6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11b283" officeooo:paragraph-rsid="0011b28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a7be5" officeooo:paragraph-rsid="000a7be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024e6" officeooo:paragraph-rsid="001024e6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1b283" officeooo:paragraph-rsid="001024e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1b283" officeooo:paragraph-rsid="0011b283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language="pt" fo:country="BR" fo:font-weight="bold" officeooo:rsid="000e7ea4" officeooo:paragraph-rsid="000e7ea4" style:font-size-asian="11pt" style:font-weight-asian="bold" style:font-size-complex="11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fo:language="pt" fo:country="BR" fo:font-weight="bold" officeooo:rsid="0015f2bd" officeooo:paragraph-rsid="0015f2b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language="pt" fo:country="BR" fo:font-weight="bold" officeooo:rsid="0015f2bd" officeooo:paragraph-rsid="0015f2b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language="pt" fo:country="BR" fo:font-weight="bold" officeooo:rsid="0016b7d9" officeooo:paragraph-rsid="0016b7d9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language="pt" fo:country="BR" fo:font-weight="bold" officeooo:rsid="0016b7d9" officeooo:paragraph-rsid="0017b475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language="pt" fo:country="BR" fo:font-weight="bold" officeooo:rsid="001871ae" officeooo:paragraph-rsid="001871ae" style:font-size-asian="11pt" style:font-weight-asian="bold" style:font-size-complex="11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1pt" fo:language="pt" fo:country="BR" fo:font-weight="bold" officeooo:rsid="001ad996" officeooo:paragraph-rsid="001ad996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language="pt" fo:country="BR" fo:font-weight="bold" officeooo:rsid="001ad996" officeooo:paragraph-rsid="001ad996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officeooo:rsid="001024e6" officeooo:paragraph-rsid="001024e6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officeooo:paragraph-rsid="001871ae"/>
    </style:style>
    <style:style style:name="P23" style:family="paragraph" style:parent-style-name="Standard">
      <style:paragraph-properties fo:text-align="start" style:justify-single-word="false"/>
      <style:text-properties officeooo:paragraph-rsid="000c6cc9"/>
    </style:style>
    <style:style style:name="P24" style:family="paragraph" style:parent-style-name="Standard">
      <style:paragraph-properties fo:text-align="start" style:justify-single-word="false"/>
      <style:text-properties fo:color="#c9211e" fo:font-size="11pt" fo:language="pt" fo:country="BR" fo:font-weight="bold" officeooo:rsid="0011b283" officeooo:paragraph-rsid="001024e6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fo:font-weight="normal" officeooo:paragraph-rsid="001024e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rsid="001ca96d" officeooo:paragraph-rsid="001ca96d"/>
    </style:style>
    <style:style style:name="T1" style:family="text">
      <style:text-properties fo:language="pt" fo:country="BR" fo:font-weight="normal" style:font-weight-asian="normal" style:font-weight-complex="normal"/>
    </style:style>
    <style:style style:name="T2" style:family="text">
      <style:text-properties fo:language="pt" fo:country="BR" fo:font-weight="normal" officeooo:rsid="0011b283" style:font-weight-asian="normal" style:font-weight-complex="normal"/>
    </style:style>
    <style:style style:name="T3" style:family="text">
      <style:text-properties fo:language="pt" fo:country="BR" fo:font-weight="normal" officeooo:rsid="001202a8" style:font-weight-asian="normal" style:font-weight-complex="normal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fo:font-weight="bold" officeooo:rsid="0011b283" style:font-weight-asian="bold" style:font-weight-complex="bold"/>
    </style:style>
    <style:style style:name="T6" style:family="text">
      <style:text-properties fo:language="pt" fo:country="BR" fo:font-weight="bold" officeooo:rsid="001ca96d" style:font-weight-asian="bold" style:font-weight-complex="bold"/>
    </style:style>
    <style:style style:name="T7" style:family="text">
      <style:text-properties officeooo:rsid="0006344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5f2bd" style:font-weight-asian="normal" style:font-weight-complex="normal"/>
    </style:style>
    <style:style style:name="T10" style:family="text">
      <style:text-properties fo:font-weight="normal" officeooo:rsid="0017b475" style:font-weight-asian="normal" style:font-weight-complex="normal"/>
    </style:style>
    <style:style style:name="T11" style:family="text">
      <style:text-properties fo:font-weight="normal" officeooo:rsid="001ad996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c6cc9"/>
    </style:style>
    <style:style style:name="T14" style:family="text"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15" style:family="text">
      <style:text-properties fo:font-size="11pt" fo:language="pt" fo:country="BR" fo:font-weight="bold" officeooo:rsid="001024e6" style:font-size-asian="11pt" style:font-weight-asian="bold" style:font-size-complex="11pt" style:font-weight-complex="bold"/>
    </style:style>
    <style:style style:name="T16" style:family="text">
      <style:text-properties fo:font-size="11pt" fo:language="pt" fo:country="BR" fo:font-weight="bold" officeooo:rsid="0011b283" style:font-size-asian="11pt" style:font-weight-asian="bold" style:font-size-complex="11pt" style:font-weight-complex="bold"/>
    </style:style>
    <style:style style:name="T17" style:family="text">
      <style:text-properties fo:font-size="11pt" fo:language="pt" fo:country="BR" fo:font-weight="bold" officeooo:rsid="001ca96d" style:font-size-asian="11pt" style:font-weight-asian="bold" style:font-size-complex="11pt" style:font-weight-complex="bold"/>
    </style:style>
    <style:style style:name="T18" style:family="text">
      <style:text-properties fo:font-size="11pt" fo:language="pt" fo:country="BR" fo:font-weight="bold" officeooo:rsid="001871ae" style:font-size-asian="11pt" style:font-weight-asian="bold" style:font-size-complex="11pt" style:font-weight-complex="bold"/>
    </style:style>
    <style:style style:name="T19" style:family="text">
      <style:text-properties fo:font-size="11pt" fo:language="pt" fo:country="BR" fo:font-weight="bold" officeooo:rsid="000c6cc9" style:font-size-asian="11pt" style:font-weight-asian="bold" style:font-size-complex="11pt" style:font-weight-complex="bold"/>
    </style:style>
    <style:style style:name="T20" style:family="text">
      <style:text-properties fo:font-size="11pt" fo:language="pt" fo:country="BR" fo:font-weight="bold" officeooo:rsid="001d7b72" style:font-size-asian="11pt" style:font-weight-asian="bold" style:font-size-complex="11pt" style:font-weight-complex="bold"/>
    </style:style>
    <style:style style:name="T21" style:family="text"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T22" style:family="text">
      <style:text-properties fo:font-size="11pt" fo:language="pt" fo:country="BR" fo:font-weight="normal" officeooo:rsid="001024e6" style:font-size-asian="11pt" style:font-weight-asian="normal" style:font-size-complex="11pt" style:font-weight-complex="normal"/>
    </style:style>
    <style:style style:name="T23" style:family="text">
      <style:text-properties fo:font-size="11pt" fo:language="pt" fo:country="BR" fo:font-weight="normal" officeooo:rsid="001871ae" style:font-size-asian="11pt" style:font-weight-asian="normal" style:font-size-complex="11pt" style:font-weight-complex="normal"/>
    </style:style>
    <style:style style:name="T24" style:family="text">
      <style:text-properties fo:font-size="11pt" fo:language="pt" fo:country="BR" fo:font-weight="normal" officeooo:rsid="001ca96d" style:font-size-asian="11pt" style:font-weight-asian="normal" style:font-size-complex="11pt" style:font-weight-complex="normal"/>
    </style:style>
    <style:style style:name="T25" style:family="text">
      <style:text-properties fo:font-size="11pt" fo:language="pt" fo:country="BR" fo:font-weight="normal" officeooo:rsid="0011b283" style:font-size-asian="11pt" style:font-weight-asian="normal" style:font-size-complex="11pt" style:font-weight-complex="normal"/>
    </style:style>
    <style:style style:name="T26" style:family="text">
      <style:text-properties fo:font-size="11pt" fo:language="pt" fo:country="BR" fo:font-weight="normal" officeooo:rsid="000c6cc9" style:font-size-asian="11pt" style:font-weight-asian="normal" style:font-size-complex="11pt" style:font-weight-complex="normal"/>
    </style:style>
    <style:style style:name="T27" style:family="text">
      <style:text-properties fo:font-size="11pt" fo:language="pt" fo:country="BR" fo:font-weight="normal" officeooo:rsid="001d7b72" style:font-size-asian="11pt" style:font-weight-asian="normal" style:font-size-complex="11pt" style:font-weight-complex="normal"/>
    </style:style>
    <style:style style:name="T28" style:family="text">
      <style:text-properties fo:font-size="11pt" fo:language="pt" fo:country="BR" officeooo:rsid="001024e6" style:font-size-asian="11pt" style:font-size-complex="11pt"/>
    </style:style>
    <style:style style:name="T29" style:family="text">
      <style:text-properties fo:font-size="11pt" fo:language="pt" fo:country="BR" officeooo:rsid="001ca96d" style:font-size-asian="11pt" style:font-size-complex="11pt"/>
    </style:style>
    <style:style style:name="T30" style:family="text">
      <style:text-properties fo:font-size="11pt" fo:language="pt" fo:country="BR" officeooo:rsid="0011b283" style:font-size-asian="11pt" style:font-size-complex="11pt"/>
    </style:style>
    <style:style style:name="T31" style:family="text">
      <style:text-properties officeooo:rsid="0015f2bd"/>
    </style:style>
    <style:style style:name="T32" style:family="text">
      <style:text-properties officeooo:rsid="0017b475"/>
    </style:style>
    <style:style style:name="T33" style:family="text">
      <style:text-properties officeooo:rsid="001ca96d"/>
    </style:style>
    <style:style style:name="T34" style:family="text">
      <style:text-properties officeooo:rsid="001d7b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de Software para a WEB – SI e ES</text:p>
      <text:p text:style-name="P1">Professor: Jefferson de Carvalho Silva</text:p>
      <text:p text:style-name="P1">Semestre <text:span text:style-name="T7">2020.1 </text:span></text:p>
      <text:p text:style-name="P1"/>
      <text:p text:style-name="P2">Atividade <text:span text:style-name="T31">2</text:span></text:p>
      <text:p text:style-name="P2"/>
      <text:p text:style-name="P4">Leia com atenção as instruções abaixo:</text:p>
      <text:p text:style-name="P2"/>
      <text:p text:style-name="P5">Para toda a disciplina, até o fim do semestre, você <text:span text:style-name="T12">DEVE </text:span>criar um repositório do GITHUB. Sugiro que crie repositório com <text:span text:style-name="T13">o nome</text:span> <text:span text:style-name="T12">WEB_2020_1</text:span>, por exemplo.</text:p>
      <text:p text:style-name="P5"/>
      <text:p text:style-name="P5">Em <text:span text:style-name="T12">WEB_2020_1, </text:span>ou o nome que você tiver escolhido, CADA UMA das atividades será um projeto (pasta) separada. Por exemplo, na atividade deste documento, você deverá criar um projeto com <text:span text:style-name="T12">create-react-app</text:span>. Na próxima atividade, um novo projeto. E assim por diante.</text:p>
      <text:p text:style-name="P5"/>
      <text:p text:style-name="P23"><text:span text:style-name="T26">As atividades terão um prazo de entrega, e serão </text:span><text:span text:style-name="T19">individuais</text:span><text:span text:style-name="T26">. A entrega é feita no </text:span><text:span text:style-name="T19">SIPPA</text:span><text:span text:style-name="T26">, com o envio de um arquivo </text:span><text:span text:style-name="T20">HTML</text:span><text:span text:style-name="T26"> apenas com o link da sua atividade implementada NO REPOSITÓRIO, como explicado acima.</text:span></text:p>
      <text:p text:style-name="P6"/>
      <text:p text:style-name="P6">------------------------------------------------------------------------------------------------------------------------</text:p>
      <text:p text:style-name="P3"/>
      <text:p text:style-name="P4"><text:span text:style-name="T8">Crie um projeto REACT chamado </text:span>atividade_<text:span text:style-name="T31">2</text:span>.<text:span text:style-name="T8"> Para cada uma das questões abaixo, você deve criar uma pasta dentro de </text:span>/src/components/questao#<text:span text:style-name="T8">, onde o </text:span># <text:span text:style-name="T8">é o número da questão. </text:span></text:p>
      <text:p text:style-name="P5"/>
      <text:p text:style-name="P13">Questão 1)<text:span text:style-name="T8"> </text:span><text:span text:style-name="T9">Em </text:span><text:span text:style-name="T31">mesmo arquivo</text:span><text:span text:style-name="T9">, crie os seguintes componentes, usando funções:</text:span></text:p>
      <text:p text:style-name="P13"><text:span text:style-name="T9"/></text:p>
      <text:list xml:id="list3435308540" text:style-name="L1">
        <text:list-item>
          <text:p text:style-name="P14"><text:span text:style-name="T8">“Hero”, o qual imprimirá a propriedade “name”, recebida </text:span><text:span text:style-name="T11">via “props”</text:span><text:span text:style-name="T8">. Além disso, mostre uma imagem de sua escolha, usando a tag &lt;img&gt;”.</text:span></text:p>
        </text:list-item>
        <text:list-item>
          <text:p text:style-name="P14"><text:span text:style-name="T8">“Enemy”, a mesma coisa de Hero, com um “name” e uma imagem.</text:span></text:p>
        </text:list-item>
        <text:list-item>
          <text:p text:style-name="P14"><text:span text:style-name="T8">“Arena”, o componente que será exportado pelo arquivo. Irá renderizar os componentes “Hero” e “Enemy”</text:span></text:p>
          <text:p text:style-name="P19"><text:span text:style-name="T8">Ex. (render de Arena): </text:span></text:p>
          <text:p text:style-name="P19"><text:span text:style-name="T8"/></text:p>
          <text:p text:style-name="P19"><text:span text:style-name="T8">&lt;div&gt;</text:span></text:p>
        </text:list-item>
      </text:list>
      <text:p text:style-name="P20"><text:span text:style-name="T8"><text:tab/><text:tab/>&lt;Hero name = “Baki” img = “../baki.png”/&gt;</text:span></text:p>
      <text:p text:style-name="P20"><text:span text:style-name="T8"><text:tab/><text:tab/>&lt;Enemy name = “Yujiro” img = “../ogre.png”/&gt;</text:span></text:p>
      <text:list xml:id="list153431883423480" text:continue-numbering="true" text:style-name="L1">
        <text:list-header>
          <text:p text:style-name="P19"><text:span text:style-name="T8">&lt;/div&gt;</text:span></text:p>
          <text:p text:style-name="P14"><text:span text:style-name="T8"/></text:p>
        </text:list-header>
      </text:list>
      <text:p text:style-name="P15">Questão 2)<text:span text:style-name="T8"> Modifique a </text:span>Questão 1<text:span text:style-name="T8"> para que também seja passado o caminho da imagem via props.</text:span> Tente<text:span text:style-name="T8"> criar um arquivo </text:span>.js <text:span text:style-name="T8">de constantes strings com esses caminhos e o importe para “Arena”. (Se quiser fazer a Questão 1 já dessa forma, também pode).</text:span></text:p>
      <text:p text:style-name="P15"><text:span text:style-name="T8"/></text:p>
      <text:p text:style-name="P16">Questão 3) <text:span text:style-name="T8">Usando o </text:span>props.children, <text:span text:style-name="T8">Crie um componente “</text:span><text:span text:style-name="T32">World</text:span><text:span text:style-name="T10">”</text:span><text:span text:style-name="T8"> que </text:span><text:span text:style-name="T10">pelo menos 3</text:span><text:span text:style-name="T8"> Arenas </text:span><text:span text:style-name="T10">e seu interior</text:span><text:span text:style-name="T8">. </text:span><text:span text:style-name="T10">Ex.:</text:span></text:p>
      <text:p text:style-name="P16"><text:span text:style-name="T10"/></text:p>
      <text:p text:style-name="P16"><text:span text:style-name="T10"><text:tab/>&lt;World&gt;</text:span></text:p>
      <text:p text:style-name="P16"><text:span text:style-name="T10"><text:tab/><text:tab/>&lt;Arena /&gt;</text:span></text:p>
      <text:p text:style-name="P17"><text:span text:style-name="T10"><text:tab/><text:tab/>&lt;Arena /&gt;</text:span></text:p>
      <text:p text:style-name="P17"><text:span text:style-name="T10"><text:tab/><text:tab/>&lt;Arena /&gt;</text:span></text:p>
      <text:p text:style-name="P16"><text:span text:style-name="T10"><text:tab/>&lt;/World&gt;</text:span></text:p>
      <text:p text:style-name="P16"><text:span text:style-name="T10"/></text:p>
      <text:p text:style-name="P18"><text:span text:style-name="T32">Q</text:span>uestão 4)<text:span text:style-name="T8"> Usando a técnica do slide 36 da aula 01, Modifique o componente Arena para que ele receba uma <text:s/></text:span>props<text:span text:style-name="T8"> chamada “arena”. Seus filhos, Hero e Enemy deverão então exibir o nome a propriedade “arena”. Ex.:</text:span></text:p>
      <text:p text:style-name="P18"><text:span text:style-name="T8"/></text:p>
      <text:p text:style-name="P22"><text:span text:style-name="T23"><text:tab/>&lt;Arena arena = “</text:span><text:span text:style-name="T24">Tokio Dome – Underground Arena</text:span><text:span text:style-name="T23">” /&gt;</text:span></text:p>
      <text:p text:style-name="P22"><text:span text:style-name="T23"/></text:p>
      <text:p text:style-name="P26"><text:soft-page-break/><text:span text:style-name="T18">Q</text:span><text:span text:style-name="T14">uestão 5)</text:span><text:span text:style-name="T21"> Use o Bootstrap (ou semelhante), de alguma forma.</text:span></text:p>
      <text:p text:style-name="P10"/>
      <text:p text:style-name="P10">------------------------------------------------------------------------------------------------------------------------</text:p>
      <text:p text:style-name="P10"/>
      <text:p text:style-name="P7"><text:span text:style-name="T4">Prazo de Entrega: até as 23:59 do dia </text:span><text:span text:style-name="T6">01</text:span><text:span text:style-name="T4">/0</text:span><text:span text:style-name="T6">8</text:span><text:span text:style-name="T4">/2020 (Sábado)</text:span><text:span text:style-name="T1"> </text:span></text:p>
      <text:p text:style-name="P7"><text:span text:style-name="T1"/></text:p>
      <text:p text:style-name="P25"><text:span text:style-name="T28">Atividade no </text:span><text:span text:style-name="T15">SIPPA</text:span><text:span text:style-name="T28"> para submeter o arquivo </text:span><text:span text:style-name="T17">HTML</text:span><text:span text:style-name="T28">: </text:span><text:span text:style-name="T16">AR</text:span><text:span text:style-name="T17">2</text:span><text:span text:style-name="T30">, em “Avaliações”. </text:span><text:span text:style-name="T29">O arquivo </text:span><text:span text:style-name="T17">HTML</text:span><text:span text:style-name="T29"> deve conter um link para o projeto atividade no </text:span><text:span text:style-name="T17">GITHUB</text:span><text:span text:style-name="T29">.</text:span></text:p>
      <text:p text:style-name="P24"/>
      <text:p text:style-name="P11">------------------------------------------------------------------------------------------------------------------------</text:p>
      <text:p text:style-name="P11"/>
      <text:p text:style-name="P8"><text:span text:style-name="T1">Não deixe para o último momento e verifique se seu arquivo foi submetido corretamente. Caso o SIPPA saia do ar, me envie um e-mail. </text:span><text:span text:style-name="T3">Abraços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7-27T15:34:30.060000000</dc:date>
    <meta:editing-duration>PT56M24S</meta:editing-duration>
    <meta:editing-cycles>18</meta:editing-cycles>
    <meta:document-statistic meta:table-count="0" meta:image-count="0" meta:object-count="0" meta:page-count="2" meta:paragraph-count="36" meta:word-count="430" meta:character-count="2865" meta:non-whitespace-character-count="2457"/>
  </office:meta>
</office:document-meta>
</file>